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Planilha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Banda</text:p>
          </table:table-cell>
          <table:table-cell table:style-name="ce1" office:value-type="string" calcext:value-type="string">
            <text:p>Lmax</text:p>
          </table:table-cell>
          <table:table-cell table:style-name="ce1" office:value-type="string" calcext:value-type="string">
            <text:p>Lmin</text:p>
          </table:table-cell>
          <table:table-cell table:style-name="ce1" office:value-type="string" calcext:value-type="string">
            <text:p>Lmax (eu calculei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85.716" calcext:value-type="float">
            <text:p>685,7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5.93" calcext:value-type="float">
            <text:p>285,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1.53" calcext:value-type="float">
            <text:p>591,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20.1" calcext:value-type="float">
            <text:p>520,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0.105" calcext:value-type="float">
            <text:p>110,1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9.954" calcext:value-type="float">
            <text:p>69,9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1.99" calcext:value-type="float">
            <text:p>21,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8.262" calcext:value-type="float">
            <text:p>258,262</text:p>
          </table:table-cell>
          <table:table-cell office:value-type="float" office:value="-2.522" calcext:value-type="float">
            <text:p>-2,522</text:p>
          </table:table-cell>
          <table:table-cell office:value-type="float" office:value="174.958" calcext:value-type="float">
            <text:p>174,9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9.876" calcext:value-type="float">
            <text:p>159,876</text:p>
          </table:table-cell>
          <table:table-cell office:value-type="float" office:value="-1.561" calcext:value-type="float">
            <text:p>-1,561</text:p>
          </table:table-cell>
          <table:table-cell office:value-type="float" office:value="133.553" calcext:value-type="float">
            <text:p>133,5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7.924" calcext:value-type="float">
            <text:p>117,924</text:p>
          </table:table-cell>
          <table:table-cell office:value-type="float" office:value="-1.151" calcext:value-type="float">
            <text:p>-1,151</text:p>
          </table:table-cell>
          <table:table-cell office:value-type="float" office:value="101.3" calcext:value-type="float">
            <text:p>101,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1.462" calcext:value-type="float">
            <text:p>91,462</text:p>
          </table:table-cell>
          <table:table-cell office:value-type="float" office:value="-0.893" calcext:value-type="float">
            <text:p>-0,893</text:p>
          </table:table-cell>
          <table:table-cell office:value-type="float" office:value="81.745" calcext:value-type="float">
            <text:p>81,7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2.909" calcext:value-type="float">
            <text:p>72,909</text:p>
          </table:table-cell>
          <table:table-cell office:value-type="float" office:value="-0.712" calcext:value-type="float">
            <text:p>-0,712</text:p>
          </table:table-cell>
          <table:table-cell office:value-type="float" office:value="64.226" calcext:value-type="float">
            <text:p>64,2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1.123" calcext:value-type="float">
            <text:p>31,1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0.916" calcext:value-type="float">
            <text:p>30,9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5.828" calcext:value-type="float">
            <text:p>25,8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.311" calcext:value-type="float">
            <text:p>25,3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84.467" calcext:value-type="float">
            <text:p>184,4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55.674" calcext:value-type="float">
            <text:p>255,6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89.3" calcext:value-type="float">
            <text:p>189,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.681" calcext:value-type="float">
            <text:p>1,6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85.308" calcext:value-type="float">
            <text:p>85,3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.022" calcext:value-type="float">
            <text:p>2,0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.14" calcext:value-type="float">
            <text:p>2,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0.351" calcext:value-type="float">
            <text:p>0,3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.854" calcext:value-type="float">
            <text:p>0,85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89.56" calcext:value-type="float">
            <text:p>89,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3.241" calcext:value-type="float">
            <text:p>3,24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4.515" calcext:value-type="float">
            <text:p>4,5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4.711" calcext:value-type="float">
            <text:p>14,7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6.362" calcext:value-type="float">
            <text:p>6,3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.85" calcext:value-type="float">
            <text:p>28,85</text:p>
          </table:table-cell>
          <table:table-cell office:value-type="float" office:value="-1.325" calcext:value-type="float">
            <text:p>-1,325</text:p>
          </table:table-cell>
          <table:table-cell office:value-type="float" office:value="29.02" calcext:value-type="float">
            <text:p>29,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.12" calcext:value-type="float">
            <text:p>25,12</text:p>
          </table:table-cell>
          <table:table-cell office:value-type="float" office:value="-1.21" calcext:value-type="float">
            <text:p>-1,21</text:p>
          </table:table-cell>
          <table:table-cell office:value-type="float" office:value="25.37" calcext:value-type="float">
            <text:p>25,3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6.55" calcext:value-type="float">
            <text:p>6,5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.04" calcext:value-type="float">
            <text:p>5,0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4.419" calcext:value-type="float">
            <text:p>4,4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29.607" calcext:value-type="float">
            <text:p>29,6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8">00/00/0000</text:date>, <text:time style:data-style-name="N2" text:time-value="18:31:19.94154808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4T15:09:53.667381587</meta:creation-date>
    <dc:date>2014-11-18T18:57:57.980414005</dc:date>
    <meta:editing-duration>PT7M16S</meta:editing-duration>
    <meta:editing-cycles>3</meta:editing-cycles>
    <meta:generator>LibreOffice/4.2.7.2$Linux_X86_64 LibreOffice_project/420m0$Build-2</meta:generator>
    <meta:document-statistic meta:table-count="1" meta:cell-count="90" meta:object-count="0"/>
  </office:meta>
</office:document-meta>
</file>